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A0000003124BDAFA9638D9CD8.png" manifest:media-type="image/png"/>
  <manifest:file-entry manifest:full-path="Pictures/100002010000002900000031AB0F459E12CCAC55.png" manifest:media-type="image/png"/>
  <manifest:file-entry manifest:full-path="Pictures/100002010000000600000011E5270C30FC4F44A6.png" manifest:media-type="image/png"/>
  <manifest:file-entry manifest:full-path="Pictures/100002010000002F000000366FF9124F52446A8E.png" manifest:media-type="image/png"/>
  <manifest:file-entry manifest:full-path="Pictures/10000201000000370000003FEEF2BEDCAAC0023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939cm" svg:height="2.221cm" svg:x="0.137cm" svg:y="1.084cm">
          <draw:image xlink:href="Pictures/10000201000000370000003FEEF2BEDCAAC00236.png" xlink:type="simple" xlink:show="embed" xlink:actuate="onLoad" draw:mime-type="image/png">
            <text:p/>
          </draw:image>
        </draw:frame>
        <draw:frame draw:style-name="gr1" draw:text-style-name="P1" draw:layer="layout" svg:width="1.656cm" svg:height="1.903cm" svg:x="2.379cm" svg:y="1.643cm">
          <draw:image xlink:href="Pictures/100002010000002F000000366FF9124F52446A8E.png" xlink:type="simple" xlink:show="embed" xlink:actuate="onLoad" draw:mime-type="image/png">
            <text:p/>
          </draw:image>
        </draw:frame>
        <draw:frame draw:style-name="gr1" draw:text-style-name="P1" draw:layer="layout" svg:width="0.21cm" svg:height="0.598cm" svg:x="3.602cm" svg:y="2.796cm">
          <draw:image xlink:href="Pictures/100002010000000600000011E5270C30FC4F44A6.png" xlink:type="simple" xlink:show="embed" xlink:actuate="onLoad" draw:mime-type="image/png">
            <text:p/>
          </draw:image>
        </draw:frame>
        <draw:frame draw:style-name="gr1" draw:text-style-name="P1" draw:layer="layout" svg:width="1.445cm" svg:height="1.727cm" svg:x="4.384cm" svg:y="1.631cm">
          <draw:image xlink:href="Pictures/100002010000002900000031AB0F459E12CCAC55.png" xlink:type="simple" xlink:show="embed" xlink:actuate="onLoad" draw:mime-type="image/png">
            <text:p/>
          </draw:image>
        </draw:frame>
        <draw:frame draw:style-name="gr1" draw:text-style-name="P1" draw:layer="layout" svg:width="1.48cm" svg:height="1.727cm" svg:x="6.267cm" svg:y="1.631cm">
          <draw:image xlink:href="Pictures/100002010000002A0000003124BDAFA9638D9C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17T22:12:11.733286482</meta:creation-date>
    <dc:date>2023-01-17T22:30:56.663551894</dc:date>
    <meta:editing-duration>PT18M45S</meta:editing-duration>
    <meta:editing-cycles>1</meta:editing-cycles>
    <meta:document-statistic meta:object-count="5"/>
    <meta:generator>LibreOffice/7.1.5.2$MacOSX_X86_64 LibreOffice_project/85f04e9f809797b8199d13c421bd8a2b025d52b5</meta:generator>
  </office:meta>
</office:document-meta>
</file>